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lative path look like <text:span text:style-name="T1"><text:s/>classified.ClassifiedImage = </text:span><text:span text:style-name="T2">"~/content/images/"</text:span><text:span text:style-name="T1"> + ClassifiedImage.FileName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ndrasena reddy gunreddy</meta:initial-creator>
    <meta:creation-date>2016-05-26T19:29:26.82</meta:creation-date>
    <meta:document-statistic meta:table-count="0" meta:image-count="0" meta:object-count="0" meta:page-count="1" meta:paragraph-count="1" meta:word-count="9" meta:character-count="101"/>
    <dc:date>2016-05-26T20:09:03.91</dc:date>
    <dc:creator>indrasena reddy gunreddy</dc:creator>
    <meta:editing-duration>PT24M26S</meta:editing-duration>
    <meta:editing-cycles>1</meta:editing-cycles>
    <meta:generator>OpenOffice/4.1.1$Win32 OpenOffice.org_project/411m6$Build-9775</meta:generator>
  </office:meta>
</office:document-meta>
</file>